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4-10</text:p>
      <text:p text:style-name="P1">Deltagere fremmødt: René, Sam, Michael<text:line-break/>Digitalt fremmødt: Cong, Yusuf<text:line-break/>Ikke fremmødt: Nicolaj, Søren (advarsel)</text:p>
      <text:p text:style-name="P1"/>
      <text:p text:style-name="P1">Som fællespunkt skal folk (når de laver branches), at de ikke skriver <text:span text:style-name="T1">DIREKTE</text:span><text:span text:style-name="T2"> i filen – der skal laves en separat fil, hvor man kan copy-paste det ind efterfølgende ved sprintets slutning. Derudover vil der jo ellers komme flere konflikter ved merging. </text:span></text:p>
      <text:p text:style-name="P1"><text:span text:style-name="T2">Næste SCRUM-møde er torsdag fra 10.15-12, hvor der snakkes igennem og diverse + evt. arbejde.</text:span></text:p>
      <text:p text:style-name="P1"><text:span text:style-name="T2">Et møde er sat til at være </text:span><text:span text:style-name="T3">obligatorisk</text:span><text:span text:style-name="T4"> fredag d. 13-04-2012 kl. 8.15. Dette møde er til, fordi der er mistet fokus på XP-programmering, og da mange er afhængige af hinanden, skal dette møde realiseres for at mindske afhængighederne. </text:span></text:p>
      <text:p text:style-name="P1"><text:span text:style-name="T4">Loggen bliver lagt i 'development', medens alt det andet skal sættes i hver deres branch – hersker der tvivl, skal der spørges til René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4-10T11:46:45.43</dc:date>
    <meta:editing-cycles>3</meta:editing-cycles>
    <meta:editing-duration>PT3M</meta:editing-duration>
    <meta:document-statistic meta:table-count="0" meta:image-count="0" meta:object-count="0" meta:page-count="1" meta:paragraph-count="6" meta:word-count="136" meta:character-count="841" meta:non-whitespace-character-count="708"/>
    <meta:template xlink:type="simple" xlink:actuate="onRequest" xlink:title="" xlink:href="Normal"/>
  </office:meta>
</office:document-meta>
</file>